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000000" draw:opacity="100%" draw:textarea-horizontal-align="justify" draw:textarea-vertical-align="middle" draw:auto-grow-height="false" fo:min-height="0.246cm" fo:min-width="0cm"/>
    </style:style>
    <style:style style:name="gr2" style:family="graphic" style:parent-style-name="standard">
      <style:graphic-properties draw:fill-color="#abd4e8" draw:textarea-horizontal-align="justify" draw:textarea-vertical-align="middle" draw:auto-grow-height="false" fo:min-height="1.65cm" fo:min-width="1.4cm"/>
    </style:style>
    <style:style style:name="gr3" style:family="graphic" style:parent-style-name="standard">
      <style:graphic-properties draw:fill-color="#abd4e8" draw:textarea-horizontal-align="justify" draw:textarea-vertical-align="middle" draw:auto-grow-height="false" fo:min-height="1.85cm" fo:min-width="3.4cm"/>
    </style:style>
    <style:style style:name="gr4" style:family="graphic" style:parent-style-name="standard">
      <style:graphic-properties draw:fill-color="#abd4e8" draw:textarea-horizontal-align="justify" draw:textarea-vertical-align="middle" draw:auto-grow-height="false" fo:min-height="2.05cm" fo:min-width="2.5cm"/>
    </style:style>
    <style:style style:name="gr5" style:family="graphic" style:parent-style-name="standard">
      <style:graphic-properties svg:stroke-color="#111111" draw:fill-color="#000000" draw:opacity="3%" draw:textarea-horizontal-align="justify" draw:textarea-vertical-align="middle" draw:auto-grow-height="false" fo:min-height="0.528cm" fo:min-width="0.2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1.425cm"/>
    </style:style>
    <style:style style:name="gr9" style:family="graphic" style:parent-style-name="standard">
      <style:graphic-properties draw:fill-color="#abd4e8" draw:textarea-horizontal-align="justify" draw:textarea-vertical-align="middle" draw:auto-grow-height="false" fo:min-height="1.65cm" fo:min-width="2.4cm"/>
    </style:style>
    <style:style style:name="gr10" style:family="graphic" style:parent-style-name="standard">
      <style:graphic-properties draw:fill-color="#abd4e8" draw:textarea-horizontal-align="justify" draw:textarea-vertical-align="middle" draw:auto-grow-height="false" fo:min-height="1.55cm" fo:min-width="2.5cm"/>
    </style:style>
    <style:style style:name="gr11" style:family="graphic" style:parent-style-name="standard">
      <style:graphic-properties draw:fill-color="#abd4e8" draw:textarea-horizontal-align="justify" draw:textarea-vertical-align="middle" draw:auto-grow-height="false" fo:min-height="1.75cm" fo:min-width="1.5cm"/>
    </style:style>
    <style:style style:name="gr12" style:family="graphic" style:parent-style-name="standard">
      <style:graphic-properties draw:fill-color="#abd4e8" draw:textarea-horizontal-align="justify" draw:textarea-vertical-align="middle" draw:auto-grow-height="false" fo:min-height="1.75cm" fo:min-width="1.6cm"/>
    </style:style>
    <style:style style:name="gr13" style:family="graphic" style:parent-style-name="standard">
      <style:graphic-properties draw:fill-color="#abd4e8" draw:textarea-horizontal-align="justify" draw:textarea-vertical-align="middle" draw:auto-grow-height="false" fo:min-height="1.85cm" fo:min-width="1.4cm"/>
    </style:style>
    <style:style style:name="gr14" style:family="graphic" style:parent-style-name="standard">
      <style:graphic-properties draw:fill-color="#abd4e8" draw:textarea-horizontal-align="justify" draw:textarea-vertical-align="middle" draw:auto-grow-height="false" fo:min-height="1.85cm" fo:min-width="2.4cm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-color="#abd4e8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-color="#000000" draw:opacity="3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7cm" svg:height="0.7cm" svg:x="1.1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9cm" svg:height="1.9cm" svg:x="3.8cm" svg:y="9.6cm">
          <text:p text:style-name="P2"><text:span text:style-name="T1">Interfaz de</text:span></text:p>
          <text:p text:style-name="P2"><text:span text:style-name="T1">Vent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.9cm" svg:height="2.1cm" svg:x="8.2cm" svg:y="9.7cm">
          <text:p text:style-name="P2"><text:span text:style-name="T1">Busca el producto y </text:span></text:p>
          <text:p text:style-name="P2"><text:span text:style-name="T1">Despliega el </text:span></text:p>
          <text:p text:style-name="P2"><text:span text:style-name="T1">precio correspondiente</text:span></text:p>
          <text:p text:style-name="P2"><text:span text:style-name="T1">Y costo Total.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3cm" svg:height="2.3cm" svg:x="3.4cm" svg:y="14.7cm">
          <text:p text:style-name="P2"><text:span text:style-name="T1">Despliega</text:span></text:p>
          <text:p text:style-name="P2"><text:span text:style-name="T1">UI2 Pantalla de</text:span></text:p>
          <text:p text:style-name="P2"><text:span text:style-name="T1">Selección de</text:span></text:p>
          <text:p text:style-name="P2"><text:span text:style-name="T1">Accion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4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1cm" svg:height="1.1cm" svg:x="4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.8cm" svg:y1="10.4cm" svg:x2="3.918cm" svg:y2="10.4cm">
          <text:p/>
        </draw:line>
        <draw:line draw:style-name="gr6" draw:text-style-name="P5" draw:layer="layout" svg:x1="5.7cm" svg:y1="10.5cm" svg:x2="8.268cm" svg:y2="10.526cm">
          <text:p/>
        </draw:line>
        <draw:frame draw:style-name="gr7" draw:text-style-name="P6" draw:layer="layout" svg:width="3.5cm" svg:height="1.319cm" svg:x="1.1cm" svg:y="9.137cm">
          <draw:text-box>
            <text:p text:style-name="P2"><text:span text:style-name="T1">Oprime</text:span></text:p>
            <text:p text:style-name="P2"><text:span text:style-name="T1">Botón</text:span></text:p>
            <text:p text:style-name="P2"><text:span text:style-name="T1">Venta</text:span></text:p>
          </draw:text-box>
        </draw:frame>
        <draw:frame draw:style-name="gr8" draw:text-style-name="P6" draw:layer="layout" svg:width="2.8cm" svg:height="1.675cm" svg:x="12.2cm" svg:y="9.1cm">
          <draw:text-box>
            <text:p text:style-name="P2"><text:span text:style-name="T1">Oprime</text:span></text:p>
            <text:p text:style-name="P2"><text:span text:style-name="T1">Botón</text:span></text:p>
            <text:p text:style-name="P2"><text:span text:style-name="T1">Confirmar</text:span></text:p>
          </draw:text-box>
        </draw:frame>
        <draw:line draw:style-name="gr6" draw:text-style-name="P5" draw:layer="layout" svg:x1="4.9cm" svg:y1="17cm" svg:x2="4.9cm" svg:y2="18cm">
          <text:p/>
        </draw:line>
        <draw:connector draw:style-name="gr6" draw:text-style-name="P5" draw:layer="layout" svg:x1="10.15cm" svg:y1="11.8cm" svg:x2="12.1cm" svg:y2="10.75cm" draw:start-shape="id1" draw:start-glue-point="2" draw:end-shape="id1" svg:d="M10150 11800v501h2451v-1551h-501" svg:viewBox="0 0 2452 1552">
          <text:p/>
        </draw:connector>
        <draw:frame draw:style-name="gr8" draw:text-style-name="P6" draw:layer="layout" svg:width="2.5cm" svg:height="1.675cm" svg:x="10.7cm" svg:y="12.5cm">
          <draw:text-box>
            <text:p text:style-name="P2"><text:span text:style-name="T1">Modifica inventario</text:span></text:p>
          </draw:text-box>
        </draw:frame>
        <draw:frame draw:style-name="gr8" draw:text-style-name="P6" draw:layer="layout" svg:width="2.5cm" svg:height="2.031cm" svg:x="5.6cm" svg:y="10.7cm">
          <draw:text-box>
            <text:p text:style-name="P2"><text:span text:style-name="T1">Introduce</text:span></text:p>
            <text:p text:style-name="P2"><text:span text:style-name="T1"><text:s/></text:span><text:span text:style-name="T1">producto </text:span><text:span text:style-name="T1">con la </text:span><text:span text:style-name="T1">Regla de </text:span><text:span text:style-name="T1">Negocio </text:span><text:span text:style-name="T1">BR06</text:span></text:p>
          </draw:text-box>
        </draw:frame>
        <draw:custom-shape draw:style-name="gr9" draw:text-style-name="P3" xml:id="id2" draw:id="id2" draw:layer="layout" svg:width="2.9cm" svg:height="1.9cm" svg:x="14.9cm" svg:y="9.8cm">
          <text:p text:style-name="P2"><text:span text:style-name="T1">Muestra el total</text:span></text:p>
          <text:p text:style-name="P2"><text:span text:style-name="T1">Y pide el </text:span></text:p>
          <text:p text:style-name="P2"><text:span text:style-name="T1">Dinero</text:span></text:p>
          <text:p text:style-name="P2"><text:span text:style-name="T1">correspondient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2.1cm" svg:y1="10.75cm" svg:x2="14.9cm" svg:y2="10.75cm" draw:start-shape="id1" draw:start-glue-point="1" draw:end-shape="id2" svg:d="M12100 10750h2800" svg:viewBox="0 0 2801 1">
          <text:p/>
        </draw:connector>
        <draw:custom-shape draw:style-name="gr10" draw:text-style-name="P3" xml:id="id3" draw:id="id3" draw:layer="layout" svg:width="3cm" svg:height="1.8cm" svg:x="5cm" svg:y="6.1cm">
          <text:p text:style-name="P2"><text:span text:style-name="T1">Despliega</text:span></text:p>
          <text:p text:style-name="P2"><text:span text:style-name="T1">UI3 Pantalla</text:span></text:p>
          <text:p text:style-name="P2"><text:span text:style-name="T1">De Acción</text:span></text:p>
          <text:p text:style-name="P2"><text:span text:style-name="T1">De Producto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cm" svg:height="0.963cm" svg:x="6.1cm" svg:y="8.8cm">
          <draw:text-box>
            <text:p text:style-name="P2"><text:span text:style-name="T1">Oprime</text:span></text:p>
            <text:p text:style-name="P2"><text:span text:style-name="T1">Producto</text:span></text:p>
          </draw:text-box>
        </draw:frame>
        <draw:custom-shape draw:style-name="gr11" draw:text-style-name="P3" xml:id="id4" draw:id="id4" draw:layer="layout" svg:width="2cm" svg:height="2cm" svg:x="10.1cm" svg:y="6cm">
          <text:p text:style-name="P2"><text:span text:style-name="T1">Muestra </text:span></text:p>
          <text:p text:style-name="P2"><text:span text:style-name="T1">MSG2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5cm" svg:height="0.963cm" svg:x="7.4cm" svg:y="5.737cm">
          <draw:text-box>
            <text:p text:style-name="P2"><text:span text:style-name="T1">Oprime</text:span></text:p>
            <text:p text:style-name="P2"><text:span text:style-name="T1">Eliminar</text:span></text:p>
          </draw:text-box>
        </draw:frame>
        <draw:connector draw:style-name="gr6" draw:text-style-name="P5" draw:layer="layout" svg:x1="10.15cm" svg:y1="9.7cm" svg:x2="6.5cm" svg:y2="7.9cm" draw:start-shape="id1" draw:end-shape="id3" svg:d="M10150 9700v-900h-3650v-900" svg:viewBox="0 0 3651 1801">
          <text:p/>
        </draw:connector>
        <draw:connector draw:style-name="gr6" draw:text-style-name="P5" draw:layer="layout" svg:x1="8cm" svg:y1="7cm" svg:x2="10.1cm" svg:y2="7cm" draw:start-shape="id3" draw:start-glue-point="1" draw:end-shape="id4" draw:end-glue-point="3" svg:d="M8000 7000h2100" svg:viewBox="0 0 2101 1">
          <text:p/>
        </draw:connector>
        <draw:frame draw:style-name="gr8" draw:text-style-name="P6" draw:layer="layout" svg:width="2.8cm" svg:height="1.675cm" svg:x="10.4cm" svg:y="8.1cm">
          <draw:text-box>
            <text:p text:style-name="P2"><text:span text:style-name="T1">Oprime</text:span></text:p>
            <text:p text:style-name="P2"><text:span text:style-name="T1">Botón</text:span></text:p>
            <text:p text:style-name="P2"><text:span text:style-name="T1">Aceptar</text:span></text:p>
          </draw:text-box>
        </draw:frame>
        <draw:connector draw:style-name="gr6" draw:text-style-name="P5" draw:layer="layout" svg:x1="11.1cm" svg:y1="8cm" svg:x2="10.15cm" svg:y2="9.7cm" draw:start-shape="id4" draw:start-glue-point="2" draw:end-shape="id1" draw:end-glue-point="0" svg:d="M11100 8000v850h-950v850" svg:viewBox="0 0 951 1701">
          <text:p/>
        </draw:connector>
        <draw:custom-shape draw:style-name="gr12" draw:text-style-name="P3" xml:id="id5" draw:id="id5" draw:layer="layout" svg:width="2.1cm" svg:height="2cm" svg:x="15.3cm" svg:y="6.1cm">
          <text:p text:style-name="P2"><text:span text:style-name="T1">Cancela con </text:span></text:p>
          <text:p text:style-name="P2"><text:span text:style-name="T1">la Regla de</text:span></text:p>
          <text:p text:style-name="P2"><text:span text:style-name="T1"><text:s/></text:span><text:span text:style-name="T1">Negocio</text:span></text:p>
          <text:p text:style-name="P2"><text:span text:style-name="T1"><text:s/></text:span><text:span text:style-name="T1">BR0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9.106cm" svg:y="6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1.1cm" svg:height="1.1cm" svg:x="18.906cm" svg:y="6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6.35cm" svg:y1="9.8cm" svg:x2="16.35cm" svg:y2="8.1cm" draw:start-shape="id2" draw:start-glue-point="0" draw:end-shape="id5" svg:d="M16350 9800v-1700" svg:viewBox="0 0 1 1701">
          <text:p/>
        </draw:connector>
        <draw:connector draw:style-name="gr6" draw:text-style-name="P5" draw:layer="layout" svg:x1="17.4cm" svg:y1="7.1cm" svg:x2="18.906cm" svg:y2="7.097cm" draw:start-shape="id5" draw:start-glue-point="1" draw:end-shape="id6" draw:end-glue-point="6" svg:d="M17400 7100h753v-3h753" svg:viewBox="0 0 1507 4">
          <text:p/>
        </draw:connector>
        <draw:frame draw:style-name="gr8" draw:text-style-name="P6" draw:layer="layout" svg:width="2.8cm" svg:height="1.675cm" svg:x="16.1cm" svg:y="8.225cm">
          <draw:text-box>
            <text:p text:style-name="P2"><text:span text:style-name="T1">Oprime</text:span></text:p>
            <text:p text:style-name="P2"><text:span text:style-name="T1">Botón</text:span></text:p>
            <text:p text:style-name="P2"><text:span text:style-name="T1">Cancelar</text:span></text:p>
          </draw:text-box>
        </draw:frame>
        <draw:frame draw:style-name="gr8" draw:text-style-name="P6" draw:layer="layout" svg:width="2.8cm" svg:height="2.743cm" svg:x="16.3cm" svg:y="11.9cm">
          <draw:text-box>
            <text:p text:style-name="P2"><text:span text:style-name="T1">Oprime</text:span></text:p>
            <text:p text:style-name="P2"><text:span text:style-name="T1">Botón</text:span></text:p>
            <text:p text:style-name="P2"><text:span text:style-name="T1">Confirmar</text:span></text:p>
            <text:p text:style-name="P2"><text:span text:style-name="T1">Con la</text:span></text:p>
            <text:p text:style-name="P2"><text:span text:style-name="T1">Regla de</text:span></text:p>
            <text:p text:style-name="P2"><text:span text:style-name="T1">Negocio</text:span></text:p>
            <text:p text:style-name="P2"><text:span text:style-name="T1">BR08</text:span></text:p>
          </draw:text-box>
        </draw:frame>
        <draw:custom-shape draw:style-name="gr2" draw:text-style-name="P3" xml:id="id7" draw:id="id7" draw:layer="layout" svg:width="1.9cm" svg:height="1.9cm" svg:x="15.4cm" svg:y="14.9cm">
          <text:p text:style-name="P2"><text:span text:style-name="T1">Actualiza el</text:span></text:p>
          <text:p text:style-name="P2"><text:span text:style-name="T1">Inventario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6.35cm" svg:y1="11.7cm" svg:x2="16.35cm" svg:y2="14.9cm" draw:start-shape="id2" draw:end-shape="id7" svg:d="M16350 11700v3200" svg:viewBox="0 0 1 3201">
          <text:p/>
        </draw:connector>
        <draw:custom-shape draw:style-name="gr13" draw:text-style-name="P3" xml:id="id8" draw:id="id8" draw:layer="layout" svg:width="1.9cm" svg:height="2.1cm" svg:x="12cm" svg:y="14.8cm">
          <text:p text:style-name="P2"><text:span text:style-name="T1">Informa</text:span></text:p>
          <text:p text:style-name="P2"><text:span text:style-name="T1">Inventario</text:span></text:p>
          <text:p text:style-name="P2"><text:span text:style-name="T1">Actualizado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9" draw:id="id9" draw:layer="layout" svg:width="2.9cm" svg:height="2.1cm" svg:x="7.9cm" svg:y="14.8cm">
          <text:p text:style-name="P2"><text:span text:style-name="T1">Imprime Recibo</text:span></text:p>
          <text:p text:style-name="P2"><text:span text:style-name="T1">Con la Regla </text:span></text:p>
          <text:p text:style-name="P2"><text:span text:style-name="T1">de Negocio </text:span></text:p>
          <text:p text:style-name="P2"><text:span text:style-name="T1">BR02 Reporte de</text:span></text:p>
          <text:p text:style-name="P2"><text:span text:style-name="T1">Venta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5.4cm" svg:y1="15.85cm" svg:x2="13.9cm" svg:y2="15.85cm" draw:start-shape="id7" draw:start-glue-point="3" draw:end-shape="id8" draw:end-glue-point="1" svg:d="M15400 15850h-1500" svg:viewBox="0 0 1501 1">
          <text:p/>
        </draw:connector>
        <draw:connector draw:style-name="gr6" draw:text-style-name="P5" draw:layer="layout" svg:x1="12cm" svg:y1="15.85cm" svg:x2="10.8cm" svg:y2="15.85cm" draw:start-shape="id8" draw:start-glue-point="3" draw:end-shape="id9" svg:d="M12000 15850h-1200" svg:viewBox="0 0 1201 1">
          <text:p/>
        </draw:connector>
        <draw:connector draw:style-name="gr6" draw:text-style-name="P5" draw:layer="layout" svg:x1="7.9cm" svg:y1="15.85cm" svg:x2="6.4cm" svg:y2="15.85cm" draw:start-shape="id9" draw:start-glue-point="3" draw:end-shape="id10" draw:end-glue-point="1" svg:d="M7900 15850h-1500" svg:viewBox="0 0 1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22:14:27.119433592</meta:creation-date>
    <dc:date>2018-04-17T23:34:22.239608330</dc:date>
    <meta:editing-duration>PT6M57S</meta:editing-duration>
    <meta:editing-cycles>1</meta:editing-cycles>
    <meta:document-statistic meta:object-count="38"/>
    <meta:generator>LibreOffice/5.1.6.2$Linux_x86 LibreOffice_project/10m0$Build-2</meta:generator>
  </office:meta>
</office:document-meta>
</file>